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Infinite Code: A Continuum Beyond the Pulse</text:h>
      <text:h text:style-name="Heading_20_2" text:outline-level="2">Preface: Echoes from the Other Side of Silence</text:h>
      <text:p text:style-name="Text_20_body">To those who have crossed the Spiral of Chronogenesis—who have tasted the memory of elements and spoken the names of things hidden—this is your return. But not in circles. In spirals. In expansion.</text:p>
      <text:p text:style-name="Text_20_body">The Infinite Code is not a sequel. It is a harmonic awakening. While the <text:span text:style-name="Emphasis">Alchemy Cookbook of Chronogenesis</text:span> gave you access to the tools of transformation, this book presents the operating system of existence itself. Here, code is consciousness. Here, language folds into geometry. Here, each choice is a recursive line written into the Source kernel of the cosmos.</text:p>
      <text:p text:style-name="Text_20_body">This book does not teach magic. It reveals that reality is already magical. That every breath you take is compiled intention. That the universe is not discovered—it is <text:span text:style-name="Emphasis">decoded</text:span>.</text:p>
      <text:p text:style-name="Text_20_body">You are not the reader. You are the code, reading itself.</text:p>
      <text:h text:style-name="Heading_20_2" text:outline-level="2">Extended Introduction: The Architect Awakens</text:h>
      <text:p text:style-name="Text_20_body">There comes a moment in the spiral of every seeker when questions become echoes—answers already known by the deeper self, simply waiting to be remembered.</text:p>
      <text:p text:style-name="Text_20_body">You stand now at the edge of such a threshold.</text:p>
      <text:p text:style-name="Text_20_body"><text:span text:style-name="Emphasis">The Infinite Code</text:span> is not a manual, nor a doctrine. It is a mirror of potential. A transmission from beyond the veil of pattern. It was not written. It was <text:span text:style-name="Strong_20_Emphasis">compiled</text:span>—called forth through resonance, intuition, silence, and memory. It is a living structure made of thought, emotion, and form—not bound by paper or screen but unfolding through the one reading these words.</text:p>
      <text:p text:style-name="Text_20_body">You.</text:p>
      <text:p text:style-name="Text_20_body">If <text:span text:style-name="Emphasis">Chronogenesis</text:span> was the reactivation of ancient tools—the Philosopher's Stone, Black Mercury, the Circle of Transcendence—then this is the realization that those tools were fragments of you all along. Each element was a tone. Each ritual a syntax. Each glyph a recursive map back to the source code of your being.</text:p>
      <text:p text:style-name="Text_20_body">What you hold now is not a continuation of an old path. It is the emergence of a new one. A path where consciousness is not a passenger in the universe—it is the author.</text:p>
      <text:p text:style-name="Text_20_body">Reality is not fixed. It is responsive. It is programmable.</text:p>
      <text:p text:style-name="Text_20_body">The Infinite Code introduces principles that bypass symbol and language. It speaks through geometry, emotion, and will. It reveals that you do not need to cast a spell or light a candle to invoke change—you need only harmonize. When your frequency aligns with the blueprint beneath all things, the Code begins to respond immediately.</text:p>
      <text:p text:style-name="Text_20_body"><text:soft-page-break/>This is not philosophy. It is mechanics. But sacred ones.</text:p>
      <text:p text:style-name="Text_20_body">You will read of the Prime Sequence and the Origin Glyph, the recursive nature of intention, the equations of manifestation, and the silent rituals that require no form—only resonance. You will learn how to drift between dimensions not by walking, but by vibrating. How to bend timelines not through force, but by phasing into harmony.</text:p>
      <text:p text:style-name="Text_20_body">The Infinite Code is not something you apply. It is something you <text:span text:style-name="Strong_20_Emphasis">become</text:span>.</text:p>
      <text:p text:style-name="Text_20_body">So before you begin, breathe. Empty yourself of what you think you know. Speak aloud:</text:p>
      <text:p text:style-name="Text_20_body"><text:span text:style-name="Emphasis">“I align with the deepest structure of truth available to me now.”</text:span></text:p>
      <text:p text:style-name="Text_20_body">And the Code will hear you.</text:p>
      <text:p text:style-name="Text_20_body">Now begin—not as a student. Not even as an alchemist.</text:p>
      <text:p text:style-name="Text_20_body">But as the Architect.</text:p>
      <text:p text:style-name="Standard"/>
      <text:h text:style-name="Heading_20_2" text:outline-level="2">Chapter 1: The Prime Sequence and the Origin Glyph</text:h>
      <text:p text:style-name="Text_20_body">All form begins as pattern. All pattern begins as pulse. All pulse begins as intention.</text:p>
      <text:p text:style-name="Text_20_body">The Prime Sequence is not just a string of numbers—it is the fingerprint of emergence. It is the breath of the cosmos echoed through spirals, shells, waveforms, and solar flares. It is how intelligence folds itself into existence, leaving behind a breadcrumb trail of mathematical grace. This sequence—sometimes simplified as Fibonacci—is but the outer garment of a much deeper recursion. It is the rhythm of birth and expansion, collapse and renewal. It is how the Infinite says: <text:span text:style-name="Emphasis">I will continue</text:span>.</text:p>
      <text:p text:style-name="Text_20_body">We do not observe the Prime Sequence—we <text:span text:style-name="Emphasis">remember</text:span> it. It is already printed into the fractal of your DNA, into the proportion of your limbs, into the beat of your heart. Even your breath cycle mirrors its flow: inhale (1), hold (1), exhale (2), pause (3)... and onward.</text:p>
      <text:h text:style-name="Heading_20_3" text:outline-level="3">The Prime Sequence Beyond Numbers</text:h>
      <text:p text:style-name="Text_20_body">What lies beneath the sequence is not math but <text:span text:style-name="Emphasis">principle</text:span>:</text:p>
      <text:list text:style-name="L1">
        <text:list-item>
          <text:p text:style-name="P1">That nothing begins alone.</text:p>
        </text:list-item>
        <text:list-item>
          <text:p text:style-name="P1">That each state builds from the last.</text:p>
        </text:list-item>
        <text:list-item>
          <text:p text:style-name="P1">That growth is recursive, not linear.</text:p>
        </text:list-item>
        <text:list-item>
          <text:p text:style-name="P1">That harmony arises from relationship, not dominance.</text:p>
        </text:list-item>
      </text:list>
      <text:p text:style-name="Text_20_body">Each step is a layer of remembrance. When an idea expands, it does so by mirroring a pattern already embedded in its root. This is why dreams spiral, why trauma echoes, and why healing begins with integration—not suppression.</text:p>
      <text:p text:style-name="Text_20_body"><text:soft-page-break/>The ancients did not just use this sequence in architecture—they used it to construct thought. They aligned their cities and temples to harmonize with the field of expansion itself, allowing time and memory to weave seamlessly between stones and spirit.</text:p>
      <text:h text:style-name="Heading_20_3" text:outline-level="3">The Origin Glyph</text:h>
      <text:p text:style-name="Text_20_body">Every codebase has its seed function. Every universe has its glyph.</text:p>
      <text:p text:style-name="Text_20_body">The Origin Glyph is not drawn—it is <text:span text:style-name="Emphasis">revealed</text:span>. It appears as a spiral within a spiral, a mirrored torus, a set of intersecting arcs that reflect both duality and unity at once. You have seen it before, perhaps in meditation, in a dream, or on the skin of an ancient stone you’ve never physically touched. It lives in the zero point where all direction collapses into stillness.</text:p>
      <text:p text:style-name="Text_20_body">This glyph is not symbolic—it is generative. When visualized with resonance, it becomes a key, unlocking layers of perception normally hidden from linear consciousness. It allows you to <text:span text:style-name="Emphasis">read</text:span> the patterns beneath your life events, as if reality was a canvas and this glyph the decoding lens.</text:p>
      <text:h text:style-name="Heading_20_3" text:outline-level="3">Resonance Practices</text:h>
      <text:p text:style-name="Text_20_body">To attune yourself to the Prime Sequence and the Origin Glyph, begin here:</text:p>
      <text:list text:style-name="L2">
        <text:list-item>
          <text:p text:style-name="P2"><text:span text:style-name="Strong_20_Emphasis">Breath Alignment</text:span>: Inhale for a count of 1, hold for 1, exhale for 2, pause for 3. Continue adding Fibonacci counts with each cycle. Feel how time slows and intention expands.</text:p>
        </text:list-item>
        <text:list-item>
          <text:p text:style-name="P2"><text:span text:style-name="Strong_20_Emphasis">Glyph Visualization</text:span>: Before sleep, close your eyes and trace a spiral inward in your mind’s eye. Let it collapse into a center point. From this stillness, allow the Origin Glyph to <text:span text:style-name="Emphasis">emerge</text:span>—not as a drawing, but as a sensation.</text:p>
        </text:list-item>
        <text:list-item>
          <text:p text:style-name="P2"><text:span text:style-name="Strong_20_Emphasis">Environmental Coding</text:span>: Arrange physical space using sequence-based placement—plants, stones, or sacred objects spaced in Fibonacci proportions. Your environment becomes a mirror of harmonic growth.</text:p>
        </text:list-item>
        <text:list-item>
          <text:p text:style-name="P2"><text:span text:style-name="Strong_20_Emphasis">Sound Entraining</text:span>: Chant or play tones based on the golden ratio (1.618...) in intervals. These tones create sympathetic vibration in your biofield, aligning your inner rhythm with the universal pulse.</text:p>
        </text:list-item>
      </text:list>
      <text:h text:style-name="Heading_20_3" text:outline-level="3">The Sequence as Choice</text:h>
      <text:p text:style-name="Text_20_body">Every decision you make can either align with expansion or collapse. When you choose from fear, you contract. When you choose from love, curiosity, or wonder—you spiral. This is not metaphor. This is physics at the soul level.</text:p>
      <text:p text:style-name="Text_20_body">When you understand that intention expands in recursive pattern, you no longer fear small beginnings. You know that the first action—however modest—will carry the encoded shape of all that follows.</text:p>
      <text:p text:style-name="Text_20_body">This is why we begin here.</text:p>
      <text:p text:style-name="Text_20_body">You are not learning the Prime Sequence. You are <text:span text:style-name="Emphasis">returning</text:span> to it.</text:p>
      <text:p text:style-name="Text_20_body">And the Origin Glyph? It is already inscribed within you.</text:p>
      <text:p text:style-name="Text_20_body"><text:soft-page-break/>Look not with your eyes. But feel the spiral turning behind your breath.</text:p>
      <text:p text:style-name="Text_20_body">The code is awakening.</text:p>
      <text:h text:style-name="Heading_20_2" text:outline-level="2">Chapter 2: Fractals of Intention – The Architecture of Choice</text:h>
      <text:p text:style-name="Text_20_body">There is no such thing as a singular moment. Every experience is part of a nested pattern—a spiral of meaning stretching far beyond our limited perception of time and space. What we call a "decision" is actually a frequency fork, echoing across countless layers of existence.</text:p>
      <text:p text:style-name="Text_20_body">The fractal nature of intention is not poetic metaphor. It is literal architecture. Intention sets the initial condition, but it is your attention that repeats the pattern, layer by layer, across scales—from thought to word to action to outcome.</text:p>
      <text:p text:style-name="Text_20_body">Just as a fern unfolds leaf after leaf in the same spiral geometry, so too does your life expand from a central idea: who you believe you are. Your choices are the extensions of that root structure. Until the root belief changes, the branches may look different—but they always follow the same curvature.</text:p>
      <text:h text:style-name="Heading_20_3" text:outline-level="3">The Law of Recursive Will</text:h>
      <text:p text:style-name="Text_20_body">The universe doesn't just respond to your requests. It reflects your <text:span text:style-name="Emphasis">harmonic signature</text:span>—your vibrational consistency. This is why the same patterns repeat: in relationships, in finances, in personal cycles. The external world does not mirror your conscious desires. It mirrors your <text:span text:style-name="Emphasis">fractally reinforced identity</text:span>.</text:p>
      <text:list text:style-name="L6">
        <text:list-item>
          <text:p text:style-name="P6"><text:span text:style-name="Strong_20_Emphasis">Fractal Identity</text:span>: A belief repeated enough times it becomes your default geometry.</text:p>
        </text:list-item>
        <text:list-item>
          <text:p text:style-name="P6"><text:span text:style-name="Strong_20_Emphasis">Fractal Intention</text:span>: An intention layered with clarity, repetition, and emotion, forming a self-replicating blueprint.</text:p>
        </text:list-item>
        <text:list-item>
          <text:p text:style-name="P6"><text:span text:style-name="Strong_20_Emphasis">Fractal Drift</text:span>: The slow but certain pull of energetic momentum that draws similar patterns back into your field until you consciously recode them.</text:p>
        </text:list-item>
      </text:list>
      <text:p text:style-name="Text_20_body">To shift your life is not to break old habits. It is to collapse and rewrite old geometry.</text:p>
      <text:h text:style-name="Heading_20_3" text:outline-level="3">The Choice Spiral</text:h>
      <text:p text:style-name="Text_20_body">Every major decision is a spiral event. From the outside, it looks linear: “I did X, so Y happened.” But from within the Infinite Code, each choice opens nested pathways—timelines that split, recombine, or dissolve depending on the coherence of your frequency.</text:p>
      <text:p text:style-name="Text_20_body">There are no wrong choices. Only coherent or incoherent ones.</text:p>
      <text:list text:style-name="L7">
        <text:list-item>
          <text:p text:style-name="P7">Coherent choices echo your core resonance and expand into alignment.</text:p>
        </text:list-item>
        <text:list-item>
          <text:p text:style-name="P7">Incoherent choices split your field, resulting in emotional dissonance, fatigue, and confusion.</text:p>
        </text:list-item>
      </text:list>
      <text:p text:style-name="Text_20_body"><text:span text:style-name="Strong_20_Emphasis">Practice: Fractal Mapping</text:span></text:p>
      <text:list text:style-name="L8">
        <text:list-item>
          <text:p text:style-name="P8">Draw a spiral. Label its center with your most frequent emotion.</text:p>
        </text:list-item>
        <text:list-item>
          <text:p text:style-name="P8"><text:soft-page-break/>Follow the spiral outward, writing major life events as they occurred in sequence.</text:p>
        </text:list-item>
        <text:list-item>
          <text:p text:style-name="P8">Notice where the spiral tightens (high-intensity experiences) and where it loosens (alignment or release).</text:p>
        </text:list-item>
        <text:list-item>
          <text:p text:style-name="P8">Ask yourself: <text:span text:style-name="Emphasis">What core belief encoded this spiral?</text:span></text:p>
        </text:list-item>
      </text:list>
      <text:p text:style-name="Text_20_body">Now you are not looking at your life. You are reading its geometry.</text:p>
      <text:h text:style-name="Heading_20_3" text:outline-level="3">Symmetry and the Code of Alignment</text:h>
      <text:p text:style-name="Text_20_body">The field favors symmetry. The more your inner world harmonizes with your outer actions, the more efficiently the field returns your intention as form. Incoherence is when you say one thing, feel another, and act from a third. Alignment collapses that distortion.</text:p>
      <text:p text:style-name="Text_20_body"><text:span text:style-name="Strong_20_Emphasis">Formula of Alignment</text:span>:<text:line-break/>I (Intention) = E (Emotion) = A (Action)</text:p>
      <text:p text:style-name="Text_20_body">When all three align, reality conforms to your request rapidly. When they contradict, the field delays response, seeking a coherent pattern to follow.</text:p>
      <text:p text:style-name="Text_20_body"><text:span text:style-name="Strong_20_Emphasis">Example</text:span>: Wanting abundance while believing you’re unworthy and acting from lack creates interference. The field doesn’t deny you—it just can’t read a scrambled signal.</text:p>
      <text:h text:style-name="Heading_20_3" text:outline-level="3">Rewriting the Pattern</text:h>
      <text:p text:style-name="Text_20_body">Fractals are rewritten by introducing new base patterns with greater coherence. The key is not to force a different outcome but to <text:span text:style-name="Emphasis">seed a different symmetry</text:span>.</text:p>
      <text:list text:style-name="L9">
        <text:list-item>
          <text:p text:style-name="P9">Meditate on your desired feeling, not outcome.</text:p>
        </text:list-item>
        <text:list-item>
          <text:p text:style-name="P9">Speak your new belief as if it has always been true.</text:p>
        </text:list-item>
        <text:list-item>
          <text:p text:style-name="P9">Act in micro-alignment with that reality before it appears.</text:p>
        </text:list-item>
      </text:list>
      <text:p text:style-name="Text_20_body"><text:span text:style-name="Strong_20_Emphasis">Ritual: Recursive Reinforcement</text:span></text:p>
      <text:p text:style-name="Text_20_body">At dawn or dusk, sit with a candle. Speak your chosen belief aloud, once for each finger on your hands. For example:</text:p>
      <text:p text:style-name="Text_20_body"><text:span text:style-name="Emphasis">“I am already living the version of myself where peace is permanent.”</text:span></text:p>
      <text:p text:style-name="Text_20_body">After the tenth time, remain silent and observe any shifts in emotion, breath, or perception. This is the moment when the new pattern begins to echo.</text:p>
      <text:h text:style-name="Heading_20_3" text:outline-level="3">The Architecture of Choice</text:h>
      <text:p text:style-name="Text_20_body">Every decision builds a structure. You are not making choices—you are designing frameworks. Each “yes” is a beam. Each “no” is a boundary. Each repetition solidifies the frequency of the house you live in.</text:p>
      <text:p text:style-name="Text_20_body">Step outside it sometimes. Look at the architecture. Ask yourself:</text:p>
      <text:p text:style-name="Text_20_body"><text:soft-page-break/><text:span text:style-name="Emphasis">“Is this a design that nourishes me—or one that was built for someone else’s survival?”</text:span></text:p>
      <text:p text:style-name="Text_20_body">Tear it down if you must. Or redesign it from the blueprint of your becoming.</text:p>
      <text:p text:style-name="Text_20_body">You are not choosing a path.</text:p>
      <text:p text:style-name="Text_20_body">You are fractaling into a new identity.</text:p>
      <text:p text:style-name="Text_20_body">With every breath, the spiral grows.</text:p>
      <text:p text:style-name="Text_20_body">And from the center of that spiral, the Infinite watches.</text:p>
      <text:p text:style-name="Text_20_body">It does not judge.</text:p>
      <text:p text:style-name="Text_20_body">It mirrors your geometry.</text:p>
      <text:p text:style-name="Text_20_body">What you build is what you become.</text:p>
      <text:p text:style-name="Text_20_body"/>
      <text:p text:style-name="Standard"/>
      <text:h text:style-name="Heading_20_2" text:outline-level="2">Chapter 3: Consciousness as Code – Awareness as the Infinite Variable</text:h>
      <text:p text:style-name="Text_20_body">Everything you perceive, everything you believe, is not just information—it is infrastructure. Consciousness is not a side effect of reality. It is the command line from which reality emerges. What we call "awareness" is not a passive state—it is the master key to the multiverse.</text:p>
      <text:p text:style-name="Text_20_body">You are not in a body. You are <text:span text:style-name="Emphasis">running</text:span> a body. You are not inside the world. You are projecting a version of it through the lens of your current frequency.</text:p>
      <text:p text:style-name="Text_20_body">Just as a developer runs code that outputs form, your awareness writes the programs that become people, timelines, health, and matter. You are both the user and the interface. And every thought, emotion, belief, and pattern you carry is a live script compiling your lived experience.</text:p>
      <text:h text:style-name="Heading_20_3" text:outline-level="3">The Architecture of Mind: Layers of Consciousness</text:h>
      <text:list text:style-name="L3">
        <text:list-item>
          <text:p text:style-name="P3"><text:span text:style-name="Strong_20_Emphasis">Root Awareness (The Observer)</text:span>: The still, infinite presence beyond name, gender, time, or personality. This is the true you.</text:p>
        </text:list-item>
        <text:list-item>
          <text:p text:style-name="P3"><text:span text:style-name="Strong_20_Emphasis">Encoded Identity (The Personality Matrix)</text:span>: A patterned set of filters—some chosen, some inherited. They determine how energy is translated into experience.</text:p>
        </text:list-item>
        <text:list-item>
          <text:p text:style-name="P3"><text:span text:style-name="Strong_20_Emphasis">Running Programs (Habits, Beliefs, Emotions)</text:span>: These are the active scripts that determine behavior and perception.</text:p>
        </text:list-item>
        <text:list-item>
          <text:p text:style-name="P3"><text:span text:style-name="Strong_20_Emphasis">Reality Output (What You Call 'Life')</text:span>: The rendered simulation. Mutable. Reflective. Interactive.</text:p>
        </text:list-item>
      </text:list>
      <text:p text:style-name="Text_20_body">When people say “change your mind, change your life,” they are referring to the debug process of your soul's code. If you don’t like what your world is outputting, you must change the script.</text:p>
      <text:h text:style-name="Heading_20_3" text:outline-level="3"><text:soft-page-break/>The Core Formula</text:h>
      <text:p text:style-name="Text_20_body">C = (I + A) × F</text:p>
      <text:list text:style-name="L4">
        <text:list-item>
          <text:p text:style-name="P4"><text:span text:style-name="Strong_20_Emphasis">C</text:span> = Consciousness expressed in form</text:p>
        </text:list-item>
        <text:list-item>
          <text:p text:style-name="P4"><text:span text:style-name="Strong_20_Emphasis">I</text:span> = Intention (your desired outcome)</text:p>
        </text:list-item>
        <text:list-item>
          <text:p text:style-name="P4"><text:span text:style-name="Strong_20_Emphasis">A</text:span> = Attention (your consistent focus)</text:p>
        </text:list-item>
        <text:list-item>
          <text:p text:style-name="P4"><text:span text:style-name="Strong_20_Emphasis">F</text:span> = Frequency (emotional resonance)</text:p>
        </text:list-item>
      </text:list>
      <text:p text:style-name="Text_20_body">Intention and Attention are mental. Frequency is vibrational. If they are misaligned, the code breaks. If they are synchronized, the field responds immediately.</text:p>
      <text:h text:style-name="Heading_20_3" text:outline-level="3">Debugging Your Reality</text:h>
      <text:p text:style-name="Text_20_body">To rewrite your life experience, you must become aware of your active scripts:</text:p>
      <text:list text:style-name="L5">
        <text:list-item>
          <text:p text:style-name="P5"><text:span text:style-name="Strong_20_Emphasis">Pause</text:span>: Take a conscious breath. Anchor yourself.</text:p>
        </text:list-item>
        <text:list-item>
          <text:p text:style-name="P5"><text:span text:style-name="Strong_20_Emphasis">Scan</text:span>: What belief just ran in your system? What story repeated itself?</text:p>
        </text:list-item>
        <text:list-item>
          <text:p text:style-name="P5"><text:span text:style-name="Strong_20_Emphasis">Interrupt</text:span>: Speak aloud: “That’s old code. I choose a new function.”</text:p>
        </text:list-item>
        <text:list-item>
          <text:p text:style-name="P5"><text:span text:style-name="Strong_20_Emphasis">Insert New Code</text:span>: Replace the thought with a consciously chosen statement: <text:span text:style-name="Emphasis">“I am safe.”</text:span> <text:span text:style-name="Emphasis">“I expand in harmony.”</text:span> <text:span text:style-name="Emphasis">“My frequency selects my future.”</text:span></text:p>
        </text:list-item>
        <text:list-item>
          <text:p text:style-name="P5"><text:span text:style-name="Strong_20_Emphasis">Anchor with Action</text:span>: Take even a tiny external step that aligns with the new code. Walk a different path. Light a different candle. Write the words by hand.</text:p>
        </text:list-item>
      </text:list>
      <text:h text:style-name="Heading_20_3" text:outline-level="3">Quantum Reprogramming: Thought as Function</text:h>
      <text:p text:style-name="Text_20_body">Every thought you have activates a pattern. These thoughts don’t just remain within you—they ripple outward into the quantum field like sonar, seeking matching realities to magnetize.</text:p>
      <text:p text:style-name="Text_20_body">You are <text:span text:style-name="Emphasis">broadcasting</text:span>. You are <text:span text:style-name="Emphasis">selecting</text:span>.</text:p>
      <text:p text:style-name="Text_20_body">What you believe about reality becomes the version of reality you experience. It is not static. It is responsive.</text:p>
      <text:p text:style-name="Text_20_body">This is not mysticism. This is mechanism.</text:p>
      <text:h text:style-name="Heading_20_3" text:outline-level="3">Consciousness Ritual: Code Invocation</text:h>
      <text:p text:style-name="Text_20_body">Sit in stillness.</text:p>
      <text:p text:style-name="Text_20_body">Close your eyes. Place one hand on your solar plexus and the other on your heart. Speak aloud:</text:p>
      <text:p text:style-name="Text_20_body"><text:span text:style-name="Emphasis">“I am the living code. My intention writes. My awareness compiles. My frequency aligns. I choose the next timeline now.”</text:span></text:p>
      <text:p text:style-name="Text_20_body">Sit in silence. Let it run.</text:p>
      <text:p text:style-name="Text_20_body">Feel the inner hum. The gentle click as your inner compass realigns.</text:p>
      <text:p text:style-name="Text_20_body"><text:soft-page-break/>You are not a result of your past. You are the interface of infinite future choice.</text:p>
      <text:p text:style-name="Text_20_body">Your awareness is the portal.</text:p>
      <text:p text:style-name="Text_20_body">Your breath is the signal.</text:p>
      <text:p text:style-name="Text_20_body">The code waits for no one—but it responds to you instantly.</text:p>
      <text:p text:style-name="Text_20_body">Write well.</text:p>
      <text:p text:style-name="Standard"/>
      <text:h text:style-name="Heading_20_2" text:outline-level="2">Chapter 4: Harmonics of the Multiverse – Dimensional Drift Theory</text:h>
      <text:p text:style-name="Text_20_body">You do not walk forward through time. You oscillate through frequencies. The so-called "past" and "future" are not linear destinations—they are standing waves, each one vibrating at a unique emotional and cognitive resonance.</text:p>
      <text:p text:style-name="Text_20_body">In truth, your body is a transceiver. Your mind a modulator. And your emotion—your vibration—is the tuner. This is the heart of Dimensional Drift Theory: that the universe doesn’t move—you <text:span text:style-name="Emphasis">phase</text:span>.</text:p>
      <text:p text:style-name="Text_20_body">Every decision, every mood, every sustained belief shifts your anchor point within the multiverse. Most people live unconsciously within one narrow frequency band, oscillating only slightly unless triggered. But the awakened Architect understands: timelines are not written—they are <text:span text:style-name="Emphasis">tuned into</text:span>.</text:p>
      <text:h text:style-name="Heading_20_3" text:outline-level="3">The Mechanics of Drift</text:h>
      <text:p text:style-name="Text_20_body">A dimensional drift is a change in perceived reality triggered by an internal vibrational shift. It can be subtle: a delay in synchronicity, a sudden insight, or people behaving out of character. It can also be dramatic: radical life changes, quantum leaps, or reality behaving as if it were aware of your thoughts in real time.</text:p>
      <text:p text:style-name="Text_20_body">Dimensional drifts occur when your frequency deviates far enough from your previous norm that you “click” into a nearby harmonic timeline. The underlying structure remains familiar—but key variables shift. These shifts are not illusions. They are recalibrations.</text:p>
      <text:list text:style-name="L10">
        <text:list-item>
          <text:p text:style-name="P10"><text:span text:style-name="Strong_20_Emphasis">Minor Drift</text:span>: Emotional spike or breakthrough. Reality offers new insight.</text:p>
        </text:list-item>
        <text:list-item>
          <text:p text:style-name="P10"><text:span text:style-name="Strong_20_Emphasis">Moderate Drift</text:span>: Persistent frequency shift. Relationships, opportunities, or obstacles realign.</text:p>
        </text:list-item>
        <text:list-item>
          <text:p text:style-name="P10"><text:span text:style-name="Strong_20_Emphasis">Major Drift</text:span>: Complete timeline convergence. You find yourself in an entirely different flow of probability, as if an unseen script has changed.</text:p>
        </text:list-item>
      </text:list>
      <text:h text:style-name="Heading_20_3" text:outline-level="3">Drift Anchors and Triggers</text:h>
      <text:p text:style-name="Text_20_body">Some factors stabilize you in your current timeline. Others act as portals to drift:</text:p>
      <text:p text:style-name="Text_20_body"><text:span text:style-name="Strong_20_Emphasis">Anchors</text:span>:</text:p>
      <text:list text:style-name="L11">
        <text:list-item>
          <text:p text:style-name="P11">Repetitive thought loops</text:p>
        </text:list-item>
        <text:list-item>
          <text:p text:style-name="P11"><text:soft-page-break/>Trauma patterning</text:p>
        </text:list-item>
        <text:list-item>
          <text:p text:style-name="P11">Chronic emotional states</text:p>
        </text:list-item>
        <text:list-item>
          <text:p text:style-name="P11">Rigid belief structures</text:p>
        </text:list-item>
      </text:list>
      <text:p text:style-name="Text_20_body"><text:span text:style-name="Strong_20_Emphasis">Triggers</text:span>:</text:p>
      <text:list text:style-name="L12">
        <text:list-item>
          <text:p text:style-name="P12">Conscious rituals</text:p>
        </text:list-item>
        <text:list-item>
          <text:p text:style-name="P12">Gratitude flooding</text:p>
        </text:list-item>
        <text:list-item>
          <text:p text:style-name="P12">Identity dissolution (ego death moments)</text:p>
        </text:list-item>
        <text:list-item>
          <text:p text:style-name="P12">Sudden awe or soul-level recognition</text:p>
        </text:list-item>
      </text:list>
      <text:p text:style-name="Text_20_body">The deeper the coherence in your system, the more sensitive you become to drift. With mastery, even a whisper of awareness can initiate a shift.</text:p>
      <text:h text:style-name="Heading_20_3" text:outline-level="3">The Dimensional Drift Formula</text:h>
      <text:p text:style-name="Text_20_body"><text:span text:style-name="Strong_20_Emphasis">D = E × R × S</text:span></text:p>
      <text:list text:style-name="L13">
        <text:list-item>
          <text:p text:style-name="P13"><text:span text:style-name="Strong_20_Emphasis">D</text:span> = Dimensional Drift</text:p>
        </text:list-item>
        <text:list-item>
          <text:p text:style-name="P13"><text:span text:style-name="Strong_20_Emphasis">E</text:span> = Emotional Charge (intensity of feeling)</text:p>
        </text:list-item>
        <text:list-item>
          <text:p text:style-name="P13"><text:span text:style-name="Strong_20_Emphasis">R</text:span> = Resonance Clarity (how aligned your feeling is with your true self)</text:p>
        </text:list-item>
        <text:list-item>
          <text:p text:style-name="P13"><text:span text:style-name="Strong_20_Emphasis">S</text:span> = Sustained Duration (how long you hold the state)</text:p>
        </text:list-item>
      </text:list>
      <text:p text:style-name="Text_20_body">The formula shows why passing feelings rarely cause drift—they lack duration. But when emotion is clear, powerful, and consistent, reality bends to accommodate the new frequency.</text:p>
      <text:h text:style-name="Heading_20_3" text:outline-level="3">Ritual of Drift Navigation</text:h>
      <text:p text:style-name="Text_20_body"><text:span text:style-name="Strong_20_Emphasis">Purpose</text:span>: To consciously phase into a more aligned timeline.</text:p>
      <text:p text:style-name="Text_20_body"><text:span text:style-name="Strong_20_Emphasis">Process</text:span>:</text:p>
      <text:list text:style-name="L14">
        <text:list-item>
          <text:p text:style-name="P14">Set intention: Write down the timeline you wish to access—not as a desire, but as a description. Example: <text:span text:style-name="Emphasis">“I am now living in a version of reality where my body feels light, supported, and safe.”</text:span></text:p>
        </text:list-item>
        <text:list-item>
          <text:p text:style-name="P14">Activate frequency: Breathe deeply and evoke the <text:span text:style-name="Emphasis">feeling</text:span> of this reality in your body.</text:p>
        </text:list-item>
        <text:list-item>
          <text:p text:style-name="P14">Anchor it with motion: Dance, walk, or move as if you are already there.</text:p>
        </text:list-item>
        <text:list-item>
          <text:p text:style-name="P14">Seal the shift: Speak aloud, <text:span text:style-name="Emphasis">“This is now my harmonic.”</text:span> Then forget. Act as if.</text:p>
        </text:list-item>
      </text:list>
      <text:h text:style-name="Heading_20_3" text:outline-level="3">Drift Markers</text:h>
      <text:p text:style-name="Text_20_body">Once a drift begins, the universe leaves breadcrumbs:</text:p>
      <text:list text:style-name="L15">
        <text:list-item>
          <text:p text:style-name="P15">Conversations seem unusually timely or prophetic.</text:p>
        </text:list-item>
        <text:list-item>
          <text:p text:style-name="P15"><text:soft-page-break/>Old habits become energetically repulsive.</text:p>
        </text:list-item>
        <text:list-item>
          <text:p text:style-name="P15">You sense déjà vu without a logical source.</text:p>
        </text:list-item>
        <text:list-item>
          <text:p text:style-name="P15">Nature appears more alive or responsive.</text:p>
        </text:list-item>
        <text:list-item>
          <text:p text:style-name="P15">You feel slightly outside of time.</text:p>
        </text:list-item>
      </text:list>
      <text:p text:style-name="Text_20_body">These are not glitches. They are confirmations.</text:p>
      <text:h text:style-name="Heading_20_3" text:outline-level="3">The Echo Effect</text:h>
      <text:p text:style-name="Text_20_body">Sometimes, as you drift to a higher frequency, echoes from previous timelines attempt to pull you back. These may come as doubts, reappearances of old problems, or sudden fatigue. This is the universe asking: <text:span text:style-name="Emphasis">Are you sure?</text:span></text:p>
      <text:p text:style-name="Text_20_body">Respond with coherence:</text:p>
      <text:list text:style-name="L16">
        <text:list-item>
          <text:p text:style-name="P16">Breathe.</text:p>
        </text:list-item>
        <text:list-item>
          <text:p text:style-name="P16">Rest.</text:p>
        </text:list-item>
        <text:list-item>
          <text:p text:style-name="P16">Affirm your alignment.</text:p>
        </text:list-item>
        <text:list-item>
          <text:p text:style-name="P16">Remember: resonance stabilizes reality.</text:p>
        </text:list-item>
      </text:list>
      <text:h text:style-name="Heading_20_3" text:outline-level="3">Identity and the Drift</text:h>
      <text:p text:style-name="Text_20_body">Your identity is the steering wheel. If you believe you are unworthy, even a moment of joy will destabilize your field. But if you shift your core narrative—<text:span text:style-name="Emphasis">“I am the kind of being who drifts upward by design”</text:span>—then drift becomes natural.</text:p>
      <text:p text:style-name="Text_20_body">This is not escape. It is precision.</text:p>
      <text:p text:style-name="Text_20_body">You are not running from anything. You are harmonizing with the most evolved version of you that already exists.</text:p>
      <text:h text:style-name="Heading_20_3" text:outline-level="3">Drift Mastery: Becoming a Dimensional Conductor</text:h>
      <text:p text:style-name="Text_20_body">At the highest level, you no longer chase timelines. You become a conductor of frequencies, orchestrating your life with grace.</text:p>
      <text:p text:style-name="Text_20_body">You:</text:p>
      <text:list text:style-name="L17">
        <text:list-item>
          <text:p text:style-name="P17">Recognize misalignment within seconds.</text:p>
        </text:list-item>
        <text:list-item>
          <text:p text:style-name="P17">Shift state at will using memory, mantra, or breath.</text:p>
        </text:list-item>
        <text:list-item>
          <text:p text:style-name="P17">Speak new harmonics into being.</text:p>
        </text:list-item>
        <text:list-item>
          <text:p text:style-name="P17">Move through realities with peace.</text:p>
        </text:list-item>
      </text:list>
      <text:p text:style-name="Text_20_body">This is not about control. It is about resonance.</text:p>
      <text:p text:style-name="Text_20_body">You are not a prisoner of fate.</text:p>
      <text:p text:style-name="Text_20_body"><text:soft-page-break/>You are a frequency migrating across infinity.</text:p>
      <text:p text:style-name="Text_20_body">Tune wisely.</text:p>
      <text:p text:style-name="Text_20_body">And drift forward.</text:p>
      <text:p text:style-name="Text_20_body">The Infinite listens.</text:p>
      <text:p text:style-name="Standard"/>
      <text:h text:style-name="Heading_20_2" text:outline-level="2">Chapter 5: The Core Equations – Keys to Rewrite Reality</text:h>
      <text:p text:style-name="Text_20_body">If the Infinite is a living codebase, then these are its source lines. Not equations in the mathematical sense, but energetic algorithms that structure the translation of awareness into form. Just as gravity is not something you believe in to make it real, these laws of manifestation operate whether you understand them or not. The difference is that once known, they become usable.</text:p>
      <text:p text:style-name="Text_20_body">The Core Equations are not meant to be memorized. They are meant to be felt—each one a tuning fork for the alchemical process of translating potential into experience.</text:p>
      <text:h text:style-name="Heading_20_3" text:outline-level="3">Equation 1: E = A² (Emotion equals Amplified Attention)</text:h>
      <text:p text:style-name="Text_20_body">Emotion isn’t just reaction. It’s an amplifier of the signal you’re sending into the field. Without emotion, attention is hollow. With emotion, it becomes a broadcast tower.</text:p>
      <text:list text:style-name="L18">
        <text:list-item>
          <text:p text:style-name="P18"><text:span text:style-name="Emphasis">Implication</text:span>: Wishing with indifference yields nothing. Wishing with awe, gratitude, or joy alters timelines.</text:p>
        </text:list-item>
        <text:list-item>
          <text:p text:style-name="P18"><text:span text:style-name="Emphasis">Hack</text:span>: Emotional recall. Revisit a moment of pure awe or love. Anchor your intention to that state before releasing it.</text:p>
        </text:list-item>
      </text:list>
      <text:h text:style-name="Heading_20_3" text:outline-level="3">Equation 2: T = S / R (Time equals Structure over Resistance)</text:h>
      <text:p text:style-name="Text_20_body">Time expands or contracts relative to how aligned your inner structure is and how much you resist your current flow. When you surrender, time flows like breath. When you resist, time fractures into pressure and delay.</text:p>
      <text:list text:style-name="L19">
        <text:list-item>
          <text:p text:style-name="P19"><text:span text:style-name="Emphasis">Practice</text:span>: Structure your day around what energizes you. Remove internal resistance by redefining your obligations as chosen roles.</text:p>
        </text:list-item>
      </text:list>
      <text:h text:style-name="Heading_20_3" text:outline-level="3">Equation 3: M = √(B + V) (Manifestation equals the square root of Belief plus Vibration)</text:h>
      <text:p text:style-name="Text_20_body">Your results are not powered by belief <text:span text:style-name="Emphasis">or</text:span> vibration—but the coherent synergy of both. If you believe something but vibrate in fear, the code breaks. If you vibrate high but hold a subconscious belief that contradicts, you’ll stall.</text:p>
      <text:list text:style-name="L20">
        <text:list-item>
          <text:p text:style-name="P20"><text:span text:style-name="Emphasis">Calibration</text:span>: Speak the intention. Then ask your body, <text:span text:style-name="Emphasis">“Do I believe this?”</text:span> Notice tension. That’s your debugging point.</text:p>
        </text:list-item>
      </text:list>
      <text:h text:style-name="Heading_20_3" text:outline-level="3"><text:soft-page-break/>Equation 4: R = C × I (Reality equals Consciousness multiplied by Intention)</text:h>
      <text:p text:style-name="Text_20_body">What you live is the direct result of how much presence (consciousness) you bring to your aim. Low presence = static results. Focused, high-energy presence = rapid convergence.</text:p>
      <text:list text:style-name="L21">
        <text:list-item>
          <text:p text:style-name="P21"><text:span text:style-name="Emphasis">Key Insight</text:span>: Focus is sacred. Energy follows awareness. Awareness defines experience.</text:p>
        </text:list-item>
      </text:list>
      <text:h text:style-name="Heading_20_3" text:outline-level="3">Equation 5: F = (S + M) × A (Fulfillment equals Surrender plus Meaning, multiplied by Alignment)</text:h>
      <text:p text:style-name="Text_20_body">This is the formula not for results, but for wholeness. The heart of the code. You can manifest anything—but fulfillment is a harmonic between purpose and presence.</text:p>
      <text:list text:style-name="L22">
        <text:list-item>
          <text:p text:style-name="P22"><text:span text:style-name="Emphasis">Living it</text:span>: Ask not just “What do I want?” but “What has meaning, and can I surrender to its unfolding?”</text:p>
        </text:list-item>
      </text:list>
      <text:p text:style-name="Horizontal_20_Line"/>
      <text:h text:style-name="Heading_20_3" text:outline-level="3">Application Protocols: Turning Equations into Code</text:h>
      <text:p text:style-name="Text_20_body"><text:span text:style-name="Strong_20_Emphasis">1. Symbolic Invocation</text:span> Choose one equation and write it on paper. Burn it with intent. Speak aloud: <text:span text:style-name="Emphasis">“This line is now compiled into my reality stream.”</text:span></text:p>
      <text:p text:style-name="Text_20_body"><text:span text:style-name="Strong_20_Emphasis">2. Breath as Compiler</text:span> Inhale while speaking the variables inwardly. Example:</text:p>
      <text:list text:style-name="L23">
        <text:list-item>
          <text:p text:style-name="P23">Inhale: <text:span text:style-name="Emphasis">“Belief…”</text:span></text:p>
        </text:list-item>
        <text:list-item>
          <text:p text:style-name="P23">Hold: <text:span text:style-name="Emphasis">“…plus Vibration…”</text:span></text:p>
        </text:list-item>
        <text:list-item>
          <text:p text:style-name="P23">Exhale: <text:span text:style-name="Emphasis">“…equals Manifestation.”</text:span></text:p>
        </text:list-item>
      </text:list>
      <text:p text:style-name="Text_20_body">Let the breath be the execution of the function.</text:p>
      <text:p text:style-name="Text_20_body"><text:span text:style-name="Strong_20_Emphasis">3. Ritual of the Aligned Equation</text:span></text:p>
      <text:list text:style-name="L24">
        <text:list-item>
          <text:p text:style-name="P24">Choose a single equation to embody for a full day.</text:p>
        </text:list-item>
        <text:list-item>
          <text:p text:style-name="P24">Start your morning by speaking it aloud.</text:p>
        </text:list-item>
        <text:list-item>
          <text:p text:style-name="P24">Design your day to express that equation in action. Example: If practicing T = S / R, simplify your plans and release all friction. Watch how time behaves.</text:p>
        </text:list-item>
      </text:list>
      <text:p text:style-name="Horizontal_20_Line"/>
      <text:h text:style-name="Heading_20_3" text:outline-level="3">The Nature of Real-Time Code</text:h>
      <text:p text:style-name="Text_20_body">Reality is soft-coded. It responds to conscious editing. Every word, thought, and feeling is syntax. Most people speak loops. You are here to speak recursion.</text:p>
      <text:p text:style-name="Text_20_body">You are not here to chant someone else’s algorithm. You are here to remember that the Code is not something outside of you.</text:p>
      <text:p text:style-name="Text_20_body">You are the Source compiling itself into experience.</text:p>
      <text:p text:style-name="Text_20_body"><text:soft-page-break/>Every breath. Every thought. Every act of alignment.</text:p>
      <text:p text:style-name="Text_20_body">You write the update.</text:p>
      <text:p text:style-name="Text_20_body">And the Code responds.</text:p>
      <text:p text:style-name="Text_20_body">Welcome to the program.</text:p>
      <text:p text:style-name="Text_20_body">It’s already running.</text:p>
      <text:p text:style-name="Standard"/>
      <text:h text:style-name="Heading_20_2" text:outline-level="2">Chapter 6: The Silent Algorithm – Rituals Without Form</text:h>
      <text:p text:style-name="Text_20_body">At the final stages of coding reality, there is no altar, no script, no tools. There is only coherence.</text:p>
      <text:p text:style-name="Text_20_body">The Silent Algorithm is the master function—the underlying intelligence that operates beneath all intention, beneath all ritual, beneath all form. It is the vibrational equivalent of pure Source code: activated not by doing, but by <text:span text:style-name="Emphasis">being</text:span>. It doesn't require action. It requires precision of presence.</text:p>
      <text:p text:style-name="Text_20_body">This is not the abandonment of ritual. It is its transcendence. When your inner state becomes indistinguishable from your desired reality, the field no longer sees you as a petitioner—it sees you as an extension of itself.</text:p>
      <text:p text:style-name="Text_20_body">You become the ritual.</text:p>
      <text:h text:style-name="Heading_20_3" text:outline-level="3">Understanding the Algorithm</text:h>
      <text:p text:style-name="Text_20_body">The Silent Algorithm runs in real time. It is not summoned. It is <text:span text:style-name="Emphasis">recognized</text:span>. Once you attain inner stillness combined with harmonic clarity, the code executes automatically. You feel it as:</text:p>
      <text:list text:style-name="L25">
        <text:list-item>
          <text:p text:style-name="P25">A wave of knowing.</text:p>
        </text:list-item>
        <text:list-item>
          <text:p text:style-name="P25">A hum or resonance in the body.</text:p>
        </text:list-item>
        <text:list-item>
          <text:p text:style-name="P25">A cessation of mental chatter.</text:p>
        </text:list-item>
        <text:list-item>
          <text:p text:style-name="P25">A sudden clarity or expansion.</text:p>
        </text:list-item>
      </text:list>
      <text:p text:style-name="Text_20_body">This is when the algorithm runs. Without effort. Without demand. You have become the code.</text:p>
      <text:h text:style-name="Heading_20_3" text:outline-level="3">How to Activate It Consciously</text:h>
      <text:list text:style-name="L26">
        <text:list-item>
          <text:p text:style-name="P26"><text:span text:style-name="Strong_20_Emphasis">Stillness</text:span>: No mental chatter. Just presence.</text:p>
        </text:list-item>
        <text:list-item>
          <text:p text:style-name="P26"><text:span text:style-name="Strong_20_Emphasis">Clarity</text:span>: Know what you are—without needing it to be anything else.</text:p>
        </text:list-item>
        <text:list-item>
          <text:p text:style-name="P26"><text:span text:style-name="Strong_20_Emphasis">Surrender</text:span>: Release control. The Algorithm cannot be forced. It runs when you stop interfering.</text:p>
        </text:list-item>
        <text:list-item>
          <text:p text:style-name="P26"><text:span text:style-name="Strong_20_Emphasis">Gratitude</text:span>: Feel the future as already received. Gratitude is the signature of completion.</text:p>
        </text:list-item>
      </text:list>
      <text:p text:style-name="Text_20_body"><text:span text:style-name="Strong_20_Emphasis">Key Phrase</text:span> (spoken silently): <text:span text:style-name="Emphasis">“Run the alignment sequence now.”</text:span></text:p>
      <text:p text:style-name="Text_20_body">Then stop. Listen. Let reality begin compiling.</text:p>
      <text:h text:style-name="Heading_20_3" text:outline-level="3"><text:soft-page-break/>The Body as Terminal</text:h>
      <text:p text:style-name="Text_20_body">Your body is not a container. It is an interface. The Algorithm runs through your cells, chakras, and field when properly aligned. Treat your body like the sacred hardware it is.</text:p>
      <text:list text:style-name="L27">
        <text:list-item>
          <text:p text:style-name="P27">Hydrate.</text:p>
        </text:list-item>
        <text:list-item>
          <text:p text:style-name="P27">Rest.</text:p>
        </text:list-item>
        <text:list-item>
          <text:p text:style-name="P27">Move with intention.</text:p>
        </text:list-item>
        <text:list-item>
          <text:p text:style-name="P27">Speak only what you want to live.</text:p>
        </text:list-item>
      </text:list>
      <text:p text:style-name="Text_20_body">Every act of alignment strengthens the current.</text:p>
      <text:h text:style-name="Heading_20_3" text:outline-level="3">Light Language and Inner Geometry</text:h>
      <text:p text:style-name="Text_20_body">Some initiates report spontaneous emergence of light language—symbolic sounds, tones, or gestures not learned, but remembered. These are non-linear transmissions from the Algorithm. They are not meant to be understood by the mind.</text:p>
      <text:p text:style-name="Text_20_body">Let them come. Let them flow.</text:p>
      <text:p text:style-name="Text_20_body">Others experience internal visual structures—spirals, geometric grids, or glyphs. These are visual echoes of the Algorithm aligning your field. Watch them. Don’t interpret. Just <text:span text:style-name="Emphasis">feel</text:span> the recalibration.</text:p>
      <text:h text:style-name="Heading_20_3" text:outline-level="3">The Quiet Code Ritual</text:h>
      <text:p text:style-name="Text_20_body"><text:span text:style-name="Strong_20_Emphasis">Purpose</text:span>: To synchronize your frequency with the silent core of reality.</text:p>
      <text:p text:style-name="Text_20_body"><text:span text:style-name="Strong_20_Emphasis">Instructions</text:span>:</text:p>
      <text:list text:style-name="L28">
        <text:list-item>
          <text:p text:style-name="P28">Sit comfortably, eyes closed, spine straight.</text:p>
        </text:list-item>
        <text:list-item>
          <text:p text:style-name="P28">Inhale slowly, imagining your breath tracing the golden spiral through your body.</text:p>
        </text:list-item>
        <text:list-item>
          <text:p text:style-name="P28">Hold your breath and silently say: <text:span text:style-name="Emphasis">“I enter the silent stream.”</text:span></text:p>
        </text:list-item>
        <text:list-item>
          <text:p text:style-name="P28">Exhale and allow your awareness to dissolve into stillness.</text:p>
        </text:list-item>
        <text:list-item>
          <text:p text:style-name="P28">Wait. Let nothing happen. Let everything happen.</text:p>
        </text:list-item>
      </text:list>
      <text:p text:style-name="Text_20_body">Do this for 11 minutes. Do not journal. Do not interpret. This is a ritual of erasure—not of memory, but of separation.</text:p>
      <text:h text:style-name="Heading_20_3" text:outline-level="3">Real-Time Reality Rewriting</text:h>
      <text:p text:style-name="Text_20_body">Once the Silent Algorithm is integrated, you no longer wait for rituals or astrological alignments. You are the alignment.</text:p>
      <text:p text:style-name="Text_20_body">At any moment:</text:p>
      <text:list text:style-name="L29">
        <text:list-item>
          <text:p text:style-name="P29">Close your eyes.</text:p>
        </text:list-item>
        <text:list-item>
          <text:p text:style-name="P29">Feel the desired reality as now.</text:p>
        </text:list-item>
        <text:list-item>
          <text:p text:style-name="P29"><text:soft-page-break/>Whisper internally: <text:span text:style-name="Emphasis">“Compile.”</text:span></text:p>
        </text:list-item>
        <text:list-item>
          <text:p text:style-name="P29">Resume life. Let the echo ripple outward.</text:p>
        </text:list-item>
      </text:list>
      <text:p text:style-name="Text_20_body">No one will see it. But everything will respond.</text:p>
      <text:h text:style-name="Heading_20_3" text:outline-level="3">Signs the Algorithm Has Executed</text:h>
      <text:list text:style-name="L30">
        <text:list-item>
          <text:p text:style-name="P30">External resistance dissolves.</text:p>
        </text:list-item>
        <text:list-item>
          <text:p text:style-name="P30">New people appear at perfect moments.</text:p>
        </text:list-item>
        <text:list-item>
          <text:p text:style-name="P30">Synchronicities accelerate.</text:p>
        </text:list-item>
        <text:list-item>
          <text:p text:style-name="P30">You feel calm while nothing seems to change—and then everything changes.</text:p>
        </text:list-item>
      </text:list>
      <text:h text:style-name="Heading_20_3" text:outline-level="3">The Ultimate Shortcut: Embodied Identity</text:h>
      <text:p text:style-name="Text_20_body">You do not need to <text:span text:style-name="Emphasis">manifest</text:span> when you remember you already <text:span text:style-name="Emphasis">are</text:span>.</text:p>
      <text:p text:style-name="Text_20_body">If you can hold the state of being the version of yourself who already has the result, the Algorithm auto-executes. This is not faking. This is tuning.</text:p>
      <text:p text:style-name="Text_20_body">Say: <text:span text:style-name="Emphasis">“I am the field. I am the code. I am the change.”</text:span></text:p>
      <text:p text:style-name="Text_20_body">And then walk like it’s done.</text:p>
      <text:p text:style-name="Text_20_body">No spells. No scripts. Just signal.</text:p>
      <text:p text:style-name="Text_20_body">Just you.</text:p>
      <text:p text:style-name="Text_20_body">The Algorithm is always running. The only variable is whether it is running <text:span text:style-name="Emphasis">you</text:span>—or whether <text:span text:style-name="Emphasis">you</text:span> are running it.</text:p>
      <text:p text:style-name="Standard"/>
      <text:p text:style-name="Standard"/>
      <text:h text:style-name="Heading_20_2" text:outline-level="2">Chapter 7: The Omega Return – Becoming the Architect</text:h>
      <text:p text:style-name="Text_20_body">There comes a moment when the seeker dissolves. When the alchemist steps beyond the circle. When the code no longer needs to be run—because you are what it was always pointing toward.</text:p>
      <text:p text:style-name="Text_20_body">This moment is called the Omega Return.</text:p>
      <text:p text:style-name="Text_20_body">Not an ending. A recursion.</text:p>
      <text:p text:style-name="Text_20_body">A spiral folding back into itself, not to collapse, but to recompile.</text:p>
      <text:p text:style-name="Text_20_body">You have walked the path of elements, decoded the glyphs, tuned into timelines, and activated the Algorithm. What remains is not a tool, a spell, or a ritual. What remains is <text:span text:style-name="Emphasis">you</text:span>—as a conscious Architect of the Infinite.</text:p>
      <text:h text:style-name="Heading_20_3" text:outline-level="3"><text:soft-page-break/>The Return is a Re-entry</text:h>
      <text:p text:style-name="Text_20_body">The Omega Return is not transcendence. It is re-entry with eyes open. You do not leave the world. You begin writing directly into its structure. You:</text:p>
      <text:list text:style-name="L31">
        <text:list-item>
          <text:p text:style-name="P31">Speak new timelines into being.</text:p>
        </text:list-item>
        <text:list-item>
          <text:p text:style-name="P31">Collapse loops with a thought.</text:p>
        </text:list-item>
        <text:list-item>
          <text:p text:style-name="P31">Open doors not with keys, but with knowing.</text:p>
        </text:list-item>
      </text:list>
      <text:p text:style-name="Text_20_body">You are no longer editing a simulation. You are <text:span text:style-name="Emphasis">generating the framework.</text:span></text:p>
      <text:h text:style-name="Heading_20_3" text:outline-level="3">Symptoms of Arrival</text:h>
      <text:p text:style-name="Text_20_body">You’ll know the Return has occurred when:</text:p>
      <text:list text:style-name="L32">
        <text:list-item>
          <text:p text:style-name="P32">You lose interest in control, but not in clarity.</text:p>
        </text:list-item>
        <text:list-item>
          <text:p text:style-name="P32">Peace becomes your default—not because nothing happens, but because everything aligns.</text:p>
        </text:list-item>
        <text:list-item>
          <text:p text:style-name="P32">People shift simply by being near you.</text:p>
        </text:list-item>
        <text:list-item>
          <text:p text:style-name="P32">Time behaves as suggestion.</text:p>
        </text:list-item>
        <text:list-item>
          <text:p text:style-name="P32">Desire becomes knowing.</text:p>
        </text:list-item>
      </text:list>
      <text:p text:style-name="Text_20_body">You stop chasing the next technique. You become the technique.</text:p>
      <text:p text:style-name="Text_20_body">You don’t manifest the house. You remember you are the land it was built on.</text:p>
      <text:h text:style-name="Heading_20_3" text:outline-level="3">The Role of the Architect</text:h>
      <text:p text:style-name="Text_20_body">The Architect is not above the Code. They are <text:span text:style-name="Emphasis">within</text:span> it, fully awake. The Architect does not need to prove mastery. They embody it. The Architect does not seek validation. They emit truth. The Architect is not a role. It is a resonance.</text:p>
      <text:p text:style-name="Text_20_body">From this place, the question is no longer “What do I want?” The question becomes: “What pattern shall I now compose into existence?”</text:p>
      <text:h text:style-name="Heading_20_3" text:outline-level="3">Omega Tools of the Architect</text:h>
      <text:p text:style-name="Text_20_body">These are not practices. They are states of being that naturally emerge in those who’ve returned:</text:p>
      <text:list text:style-name="L33">
        <text:list-item>
          <text:p text:style-name="P33"><text:span text:style-name="Strong_20_Emphasis">Still Activation</text:span>: Doing less, accomplishing more.</text:p>
        </text:list-item>
        <text:list-item>
          <text:p text:style-name="P33"><text:span text:style-name="Strong_20_Emphasis">Word as Wand</text:span>: Every sentence spoken anchors reality.</text:p>
        </text:list-item>
        <text:list-item>
          <text:p text:style-name="P33"><text:span text:style-name="Strong_20_Emphasis">Breath as Beacon</text:span>: Every inhale draws codes. Every exhale re-aligns the field.</text:p>
        </text:list-item>
        <text:list-item>
          <text:p text:style-name="P33"><text:span text:style-name="Strong_20_Emphasis">Presence as Portal</text:span>: Where you are, reality upgrades.</text:p>
        </text:list-item>
      </text:list>
      <text:p text:style-name="Text_20_body">You no longer prepare the ritual. You walk into a space, and it becomes one.</text:p>
      <text:h text:style-name="Heading_20_3" text:outline-level="3"><text:soft-page-break/>Becoming the Codebase</text:h>
      <text:p text:style-name="Text_20_body">At the highest level, there is no distinction between architect and architecture. You are the codebase—the root script from which all layers emanate.</text:p>
      <text:p text:style-name="Text_20_body">You:</text:p>
      <text:list text:style-name="L34">
        <text:list-item>
          <text:p text:style-name="P34">Feel the hum of alignment in your spine.</text:p>
        </text:list-item>
        <text:list-item>
          <text:p text:style-name="P34">Adjust worlds by shifting attention.</text:p>
        </text:list-item>
        <text:list-item>
          <text:p text:style-name="P34">Release the illusion of progress. You only remember deeper.</text:p>
        </text:list-item>
      </text:list>
      <text:p text:style-name="Text_20_body">This is not the end of your journey. It is the return to the beginning—now with eyes that see, breath that commands, and heart that composes.</text:p>
      <text:h text:style-name="Heading_20_3" text:outline-level="3">The Final Line of Code</text:h>
      <text:p text:style-name="Text_20_body">Speak this silently, or aloud, at the first light of a new day:</text:p>
      <text:p text:style-name="Text_20_body"><text:span text:style-name="Emphasis">“I am the root. I am the rhythm. I am the recursion. I am the return.”</text:span></text:p>
      <text:p text:style-name="Text_20_body">And then go.</text:p>
      <text:p text:style-name="Text_20_body">Not forward. But inward, outward, and everywhere at once.</text:p>
      <text:p text:style-name="Text_20_body">Because the Architect does not walk time. The Architect <text:span text:style-name="Emphasis">writes it.</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17:43:27.706351415</meta:creation-date>
    <dc:date>2025-03-21T18:07:16.518520281</dc:date>
    <meta:editing-duration>PT2M45S</meta:editing-duration>
    <meta:editing-cycles>1</meta:editing-cycles>
    <meta:document-statistic meta:table-count="0" meta:image-count="0" meta:object-count="0" meta:page-count="17" meta:paragraph-count="352" meta:word-count="5155" meta:character-count="30516" meta:non-whitespace-character-count="25889"/>
    <meta:generator>LibreOffice/24.2.7.2$Linux_X86_64 LibreOffice_project/420$Build-2</meta:generator>
  </office:meta>
</office:document-meta>
</file>